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～～～、ダメだわ！　今月も収支が合わない
！！</text:p>
          </table:table-cell>
          <table:table-cell table:number-columns-repeated="1023"/>
        </table:table-row>
        <table:table-row>
          <table:table-cell table:style-name="ce0" office:value-type="string">
            <text:p>何でよ！　ちゃんとしっかり全部集計してるのに
どうして帳簿がずれるのよおおぉぉ～～！！！</text:p>
          </table:table-cell>
          <table:table-cell table:number-columns-repeated="1023"/>
        </table:table-row>
        <table:table-row>
          <table:table-cell table:style-name="ce0" office:value-type="string">
            <text:p>ま、まさかとは思うけど・・・誰かが横領とか・・・
してる・・・？</text:p>
          </table:table-cell>
          <table:table-cell table:number-columns-repeated="1023"/>
        </table:table-row>
        <table:table-row>
          <table:table-cell table:style-name="ce0" office:value-type="string">
            <text:p>なんてね！　まさかそんな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0+02:00</meta:creation-date>
    <dc:date>2019-10-06T10:58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